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paragraph-rsid="001d9334" style:font-size-asian="12pt" style:font-size-complex="12pt"/>
    </style:style>
    <style:style style:name="P2" style:family="paragraph" style:parent-style-name="Preformatted_20_Text">
      <style:text-properties fo:font-size="12pt" officeooo:paragraph-rsid="002759de" style:font-size-asian="12pt" style:font-size-complex="12pt"/>
    </style:style>
    <style:style style:name="P3" style:family="paragraph" style:parent-style-name="Preformatted_20_Text">
      <style:text-properties fo:font-size="12pt" officeooo:paragraph-rsid="0027fa1c" style:font-size-asian="12pt" style:font-size-complex="12pt"/>
    </style:style>
    <style:style style:name="P4" style:family="paragraph" style:parent-style-name="Preformatted_20_Text">
      <style:text-properties fo:color="#000000" fo:font-size="16pt" style:text-underline-style="none" fo:font-weight="bold" officeooo:rsid="002759de" officeooo:paragraph-rsid="002759de" style:font-size-asian="16pt" style:font-weight-asian="bold" style:font-size-complex="16pt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12pt" officeooo:paragraph-rsid="002759de" style:font-size-asian="12pt" style:font-size-complex="12pt"/>
    </style:style>
    <style:style style:name="P6" style:family="paragraph" style:parent-style-name="Preformatted_20_Text">
      <style:paragraph-properties fo:margin-left="2.501cm" fo:margin-right="0cm" fo:text-indent="0cm" style:auto-text-indent="false"/>
      <style:text-properties fo:font-size="12pt" officeooo:paragraph-rsid="002759de" style:font-size-asian="12pt" style:font-size-complex="12pt"/>
    </style:style>
    <style:style style:name="P7" style:family="paragraph" style:parent-style-name="Preformatted_20_Text">
      <style:paragraph-properties fo:margin-left="2.501cm" fo:margin-right="0cm" fo:text-indent="0cm" style:auto-text-indent="false"/>
      <style:text-properties fo:font-size="12pt" fo:font-weight="bold" officeooo:paragraph-rsid="002759de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fo:font-size="12pt" fo:font-weight="bold" officeooo:rsid="0027fa1c" officeooo:paragraph-rsid="0027fa1c" style:font-size-asian="12pt" style:font-weight-asian="bold" style:font-size-complex="12pt" style:font-weight-complex="bold"/>
    </style:style>
    <style:style style:name="T1" style:family="text">
      <style:text-properties fo:color="#000000" style:text-underline-style="none" fo:font-weight="normal" officeooo:rsid="001d9334" style:font-weight-asian="normal" style:font-weight-complex="normal"/>
    </style:style>
    <style:style style:name="T2" style:family="text">
      <style:text-properties fo:color="#000000" style:text-underline-style="none" fo:font-weight="normal" officeooo:rsid="002759de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999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n‘t stop<text:tab/></text:p>
      <text:p text:style-name="P1"><text:span text:style-name="T1">19</text:span><text:span text:style-name="T2">7</text:span><text:span text:style-name="T1">7 – </text:span><text:span text:style-name="T2">Fleetwood Mac. Wieder bekannt wegen Bill Clintons Kampagne 1992</text:span></text:p>
      <text:p text:style-name="P1"/>
      <text:p text:style-name="P1"/>
      <text:p text:style-name="P2">E <text:s text:c="2"/>A/E <text:s text:c="2"/>E <text:s text:c="2"/>A/E <text:s text:c="2"/>E <text:s text:c="2"/>A/E <text:s text:c="2"/>E <text:s text:c="2"/>A/E<text:tab/><text:tab/><text:tab/><text:tab/><text:span text:style-name="T4">119</text:span></text:p>
      <text:p text:style-name="P2"/>
      <text:p text:style-name="P2"/>
      <text:p text:style-name="P2">E <text:s text:c="7"/>D <text:s text:c="10"/>A <text:s text:c="18"/>A</text:p>
      <text:p text:style-name="P2"><text:s text:c="2"/>If you wake up and don't want to smile</text:p>
      <text:p text:style-name="P2">E <text:s text:c="6"/>D <text:s text:c="11"/>A <text:s text:c="11"/>A</text:p>
      <text:p text:style-name="P2"><text:s text:c="2"/>If it takes just a little while</text:p>
      <text:p text:style-name="P2">E <text:s text:c="10"/>D <text:s text:c="7"/>A <text:s text:c="14"/>A</text:p>
      <text:p text:style-name="P2"><text:s text:c="2"/>Open your eyes and look at the day</text:p>
      <text:p text:style-name="P2">B <text:s text:c="11"/>B <text:s text:c="10"/>B <text:s text:c="9"/>B</text:p>
      <text:p text:style-name="P2"><text:s text:c="2"/>You'll see things in a different way</text:p>
      <text:p text:style-name="P2"/>
      <text:p text:style-name="P2"/>
      <text:p text:style-name="P2"/>
      <text:p text:style-name="P6"><text:s/><text:span text:style-name="T3"><text:s/>E <text:s text:c="4"/>D/E <text:s/>A <text:s text:c="15"/>A</text:span></text:p>
      <text:p text:style-name="P7"><text:s text:c="2"/>Don't stop thinking about tomorrow</text:p>
      <text:p text:style-name="P7"><text:s text:c="2"/>E <text:s text:c="4"/>D/E <text:s text:c="2"/>A <text:s text:c="12"/>A</text:p>
      <text:p text:style-name="P7"><text:s text:c="2"/>Don't stop; it'll soon be here</text:p>
      <text:p text:style-name="P7"><text:s text:c="2"/>E <text:s text:c="6"/>D/E <text:s/>A <text:s text:c="14"/>A</text:p>
      <text:p text:style-name="P7"><text:s text:c="2"/>It'll be <text:s text:c="3"/>better than before</text:p>
      <text:p text:style-name="P7"><text:s text:c="2"/>B <text:s text:c="12"/>B <text:s text:c="4"/>B <text:s text:c="9"/>B</text:p>
      <text:p text:style-name="P7"><text:s text:c="2"/>Yesterday's gone, yesterday's gone</text:p>
      <text:p text:style-name="P2"/>
      <text:p text:style-name="P2"/>
      <text:p text:style-name="P2">Why not think about times to come</text:p>
      <text:p text:style-name="P2">And not about the things that you've done</text:p>
      <text:p text:style-name="P2">If your life was bad to you</text:p>
      <text:p text:style-name="P2">Just think what tomorrow will do</text:p>
      <text:p text:style-name="P2"/>
      <text:p text:style-name="P2"/>
      <text:p text:style-name="P8">Chorus</text:p>
      <text:p text:style-name="P3"/>
      <text:p text:style-name="P2">All I want is to see you smile</text:p>
      <text:p text:style-name="P2">If it takes just a little while</text:p>
      <text:p text:style-name="P2">I know you don't believe that it's true</text:p>
      <text:p text:style-name="P2">I never meant any harm to you</text:p>
      <text:p text:style-name="P3"/>
      <text:p text:style-name="P8">Chorus<text:line-break/>Chorus</text:p>
      <text:p text:style-name="P2"/>
      <text:p text:style-name="P2"/>
      <text:p text:style-name="P2">E <text:s/>D/E <text:s/>A <text:s text:c="2"/>A <text:s text:c="13"/>E <text:s text:c="2"/>D/E <text:s text:c="2"/>A <text:s text:c="2"/>A</text:p>
      <text:p text:style-name="P5">Oooooooooh, don't you look back...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1-12T18:03:39</meta:creation-date>
    <dc:date>2017-12-07T18:23:27.476970651</dc:date>
    <dc:creator>benutzer </dc:creator>
    <meta:editing-duration>PT3H39M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178" meta:character-count="1044" meta:non-whitespace-character-count="620"/>
  </office:meta>
</office:document-meta>
</file>